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<text:bookmark-start text:name="_GoBack"/><text:bookmark-end text:name="_GoBack"/>GIT Commands:</text:p>
      <text:p text:style-name="Standard"/>
      <text:p text:style-name="Standard">1. Adding project to git lab for the first time. Create project from the github web portal,then</text:p>
      <text:p text:style-name="Standard"/>
      <text:p text:style-name="Standard"><text:tab/>git init</text:p>
      <text:p text:style-name="Standard"><text:tab/>git add .</text:p>
      <text:p text:style-name="Standard"><text:tab/>git commit -m “commit message”</text:p>
      <text:p text:style-name="Standard"><text:tab/>git remote add<text:s/>origin “remote repository URL”</text:p>
      <text:p text:style-name="Standard"><text:tab/>git push origin master</text:p>
      <text:p text:style-name="Standard"/>
      <text:p text:style-name="Standard">2. <text:s/>To check the status of git project in local</text:p>
      <text:p text:style-name="Standard"/>
      <text:p text:style-name="Standard"><text:tab/>git status</text:p>
      <text:p text:style-name="Standard"/>
      <text:p text:style-name="Standard">3. To add the changes to git regularly in to the same banch.</text:p>
      <text:p text:style-name="Standard"/>
      <text:p text:style-name="Standard"><text:tab/>git <text:s/>add .</text:p>
      <text:p text:style-name="Standard"><text:tab/>git commit -m “commit message”</text:p>
      <text:p text:style-name="Standard"><text:tab/>git pull</text:p>
      <text:p text:style-name="Standard"><text:tab/>git push</text:p>
      <text:p text:style-name="Standard"/>
      <text:p text:style-name="Standard">4. To<text:s/>checkout to another branch</text:p>
      <text:p text:style-name="Standard"/>
      <text:p text:style-name="Standard"><text:tab/>git checkout branch_name</text:p>
      <text:p text:style-name="Standard"/>
      <text:p text:style-name="Standard">5. To create new branch in local git project</text:p>
      <text:p text:style-name="Standard"/>
      <text:p text:style-name="Standard"><text:tab/>git checkout -b branch_name</text:p>
      <text:p text:style-name="Standard"/>
      <text:p text:style-name="Standard">6. To reset your project to the perticular commit</text:p>
      <text:p text:style-name="Standard"/>
      <text:p text:style-name="Standard"><text:tab/>for soft reset : git reset –soft commit_id</text:p>
      <text:p text:style-name="Standard"><text:tab/>for hard reset : git reset –hard commit_id</text:p>
      <text:p text:style-name="Standard"/>
      <text:p text:style-name="Standard">7. If you want to update your code from another branch</text:p>
      <text:p text:style-name="Standard"/>
      <text:p text:style-name="Standard"><text:tab/>git pull origin branch_name</text:p>
      <text:p text:style-name="Standard"><text:tab/><text:tab/><text:tab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atta</meta:initial-creator>
    <dc:creator>Datta</dc:creator>
    <meta:creation-date>2019-01-22T12:24:00Z</meta:creation-date>
    <dc:date>2019-04-12T13:19:00Z</dc:date>
    <meta:template xlink:href="Normal.dotm" xlink:type="simple"/>
    <meta:editing-cycles>2</meta:editing-cycles>
    <meta:editing-duration>PT11400S</meta:editing-duration>
    <meta:document-statistic meta:page-count="1" meta:paragraph-count="1" meta:word-count="118" meta:character-count="792" meta:row-count="5" meta:non-whitespace-character-count="675"/>
  </office:meta>
</office:document-meta>
</file>